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Heading_20_4">
      <style:paragraph-properties fo:margin-top="0in" fo:margin-bottom="0.0972in" style:contextual-spacing="false" fo:line-height="115%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T1" style:family="text">
      <style:text-properties officeooo:rsid="0001f502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 text:c="6"/><text:span text:style-name="T1">Software requirement for banking transaction system for ATLAS capstone by Vivek Samant</text:span></text:h>
      <text:h text:style-name="Heading_20_3" text:outline-level="3"/>
      <text:h text:style-name="Heading_20_3" text:outline-level="3">1. Introduction</text:h>
      <text:p text:style-name="Text_20_body">This project is a command-line banking system. The main idea is to build a secure app that can handle money transfers and keep a detailed audit log. We're using a hexagonal architecture—basically, separating the core banking logic from everything else—so we can easily add new stuff later, like a web UI.</text:p>
      <text:list text:style-name="L1">
        <text:list-item>
          <text:p text:style-name="P1"><text:span text:style-name="T2">Goal:</text:span> To build a working, secure, and well-designed banking system as a proof-of-concept.</text:p>
        </text:list-item>
        <text:list-item>
          <text:p text:style-name="P1"><text:span text:style-name="T2">For:</text:span> The project team and our evaluators.</text:p>
        </text:list-item>
      </text:list>
      <text:p text:style-name="P2"/>
      <text:h text:style-name="P3" text:outline-level="3">2. What It Needs to Do (Functional Requirements)</text:h>
      <text:h text:style-name="P4" text:outline-level="4">2.1. Account &amp; Customer <text:span text:style-name="T1">creation</text:span></text:h>
      <text:list text:style-name="L2">
        <text:list-item>
          <text:p text:style-name="P5"><text:span text:style-name="T2">F.1.1</text:span> You should be able to create new customers, each with a unique ID.</text:p>
        </text:list-item>
        <text:list-item>
          <text:p text:style-name="P5"><text:span text:style-name="T2">F.1.2</text:span> Each customer gets a unique account number.</text:p>
        </text:list-item>
        <text:list-item>
          <text:p text:style-name="P5"><text:span text:style-name="T2">F.1.3</text:span> The system needs to handle at least two account types: Checking and Savings.</text:p>
        </text:list-item>
        <text:list-item>
          <text:p text:style-name="P5"><text:span text:style-name="T2">F.1.4</text:span> Users need to be able to check their account balance.</text:p>
        </text:list-item>
      </text:list>
      <text:h text:style-name="P4" text:outline-level="4">2.2. Handling Transactions</text:h>
      <text:list text:style-name="L3">
        <text:list-item>
          <text:p text:style-name="P6"><text:span text:style-name="T2">F.2.1</text:span> The app must be able to transfer money between two accounts.</text:p>
          <text:list>
            <text:list-item>
              <text:p text:style-name="P6"><text:span text:style-name="T2">F.2.1.1</text:span> It has to check if the sender has enough money first.</text:p>
            </text:list-item>
            <text:list-item>
              <text:p text:style-name="P6"><text:span text:style-name="T2">F.2.1.2</text:span> Transfers must be "all or nothing" (ACID-compliant). Either the money moves successfully from one account to the other, or the whole thing fails and nothing changes.</text:p>
            </text:list-item>
          </text:list>
        </text:list-item>
        <text:list-item>
          <text:p text:style-name="P6"><text:span text:style-name="T2">F.2.2</text:span> You must be able to deposit money into an account.</text:p>
        </text:list-item>
        <text:list-item>
          <text:p text:style-name="P6"><text:span text:style-name="T2">F.2.3</text:span> You must be able to withdraw money from an account.</text:p>
          <text:list>
            <text:list-item>
              <text:p text:style-name="P6"><text:span text:style-name="T2">F.2.3.1</text:span> Same as transfers— check for enough funds first.</text:p>
            </text:list-item>
          </text:list>
        </text:list-item>
        <text:list-item>
          <text:p text:style-name="P6"><text:span text:style-name="T2">F.2.4</text:span> No negative transaction amounts allowed. Ever.</text:p>
        </text:list-item>
      </text:list>
      <text:h text:style-name="P4" text:outline-level="4">2.3. Keeping Audit Logs</text:h>
      <text:list text:style-name="L4">
        <text:list-item>
          <text:p text:style-name="P7"><text:span text:style-name="T2">F.3.1</text:span> Every single transaction (transfers, deposits, withdrawals) has to be logged, along with its final status.</text:p>
        </text:list-item>
        <text:list-item>
          <text:p text:style-name="P7"><text:span text:style-name="T2">F.3.2</text:span> The logs must include a timestamp, what kind of transaction it was, the accounts involved, and the amount.</text:p>
        </text:list-item>
        <text:list-item>
          <text:p text:style-name="P7"><text:span text:style-name="T2">F.3.3</text:span> We'll use a NoSQL database like <text:span text:style-name="T2">DynamoDB</text:span> for these logs since they're not mission-<text:soft-page-break/>critical for the main transaction and we can just add them over time.</text:p>
        </text:list-item>
      </text:list>
      <text:h text:style-name="P4" text:outline-level="4">2.4. Batch Processing</text:h>
      <text:list text:style-name="L5">
        <text:list-item>
          <text:p text:style-name="P8"><text:span text:style-name="T2">F.4.1</text:span> We need a separate background process, like a <text:span text:style-name="T2">cron job</text:span>, that can run automatically to handle things like end-of-day settlements or other maintenance tasks.</text:p>
        </text:list-item>
      </text:list>
      <text:h text:style-name="P4" text:outline-level="4">2.5. The Command-Line Interface (CLI)</text:h>
      <text:list text:style-name="L6">
        <text:list-item>
          <text:p text:style-name="P9"><text:span text:style-name="T2">F.5.1</text:span> The main way to interact with the app will be through a command-line interface.</text:p>
        </text:list-item>
        <text:list-item>
          <text:p text:style-name="P9"><text:span text:style-name="T2">F.5.2</text:span> The CLI should have a simple menu for deposits, withdrawals, transfers, and checking balances.</text:p>
        </text:list-item>
      </text:list>
      <text:p text:style-name="P2"/>
      <text:h text:style-name="P3" text:outline-level="3">3. How It Should Be Built (Non-Functional Requirements)</text:h>
      <text:list text:style-name="L7">
        <text:list-item>
          <text:p text:style-name="P10"><text:span text:style-name="T2">N.1.1. Performance:</text:span> For a single-user CLI app, transactions should be quick and efficient.</text:p>
        </text:list-item>
        <text:list-item>
          <text:p text:style-name="P10"><text:span text:style-name="T2">N.1.2. Reliability:</text:span> The system needs to handle failures gracefully. If something goes wrong, it shouldn't leave the accounts in a weird state.</text:p>
        </text:list-item>
        <text:list-item>
          <text:p text:style-name="P10"><text:span text:style-name="T2">N.1.3. Security:</text:span> We can't store passwords in plain text.</text:p>
        </text:list-item>
        <text:list-item>
          <text:p text:style-name="P10"><text:span text:style-name="T2">N.1.4. Maintainability:</text:span> The code has to be neat, organized, and modular. The hexagonal architecture will make it easy to change things later without breaking the whole system.</text:p>
        </text:list-item>
        <text:list-item>
          <text:p text:style-name="P10"><text:span text:style-name="T2">N.1.5. Portability:</text:span> Since it's built on Java, it should run on any operating system that has the Java Virtual Machine.</text:p>
        </text:list-item>
      </text:list>
      <text:p text:style-name="P2"/>
      <text:h text:style-name="P3" text:outline-level="3">4. Optional Goals (If We Have Time)</text:h>
      <text:list text:style-name="L8">
        <text:list-item>
          <text:p text:style-name="P11"><text:span text:style-name="T2">O.N.1.1. Password Security:</text:span> If we have time, we should use a proper hashing function like <text:span text:style-name="T2">BCrypt</text:span> to securely store password hashes. This is the right way to protect user data.</text:p>
        </text:list-item>
      </text:list>
      <text:p text:style-name="P2"/>
      <text:h text:style-name="P3" text:outline-level="3">5. Stretch Goals for a Web UI <text:span text:style-name="T1">(if time permits)</text:span></text:h>
      <text:list text:style-name="L9">
        <text:list-item>
          <text:p text:style-name="P12"><text:span text:style-name="T2">O.1.1</text:span> The app should expose its main functions through a REST API.</text:p>
        </text:list-item>
        <text:list-item>
          <text:p text:style-name="P12"><text:span text:style-name="T2">O.1.2</text:span> We could then build a simple front-end with a lightweight framework like <text:span text:style-name="T2">Flask</text:span> (in Python) to create a web UI that uses the Java API.</text:p>
        </text:list-item>
        <text:list-item>
          <text:p text:style-name="P12"><text:span text:style-name="T2">O.1.3</text:span> The web API would be a completely separate service from the main Java backend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FreeSans" style:font-family-asian="FreeSans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7T10:07:55.745588073</dc:date>
    <meta:editing-duration>PT4M54S</meta:editing-duration>
    <meta:editing-cycles>1</meta:editing-cycles>
    <meta:generator>LibreOffice/25.8.1.1$Linux_X86_64 LibreOffice_project/580$Build-1</meta:generator>
    <meta:document-statistic meta:table-count="0" meta:image-count="0" meta:object-count="0" meta:page-count="2" meta:paragraph-count="40" meta:word-count="595" meta:character-count="3447" meta:non-whitespace-character-count="2916"/>
  </office:meta>
</office:document-meta>
</file>